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87.7pt"/>
    </style:style>
    <style:style style:name="co2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5.46pt"/>
    </style:style>
    <style:style style:name="co12" style:family="table-column">
      <style:table-column-properties fo:break-before="auto" style:column-width="51.19pt"/>
    </style:style>
    <style:style style:name="co6" style:family="table-column">
      <style:table-column-properties fo:break-before="auto" style:column-width="93.15pt"/>
    </style:style>
    <style:style style:name="co7" style:family="table-column">
      <style:table-column-properties fo:break-before="auto" style:column-width="79.09pt"/>
    </style:style>
    <style:style style:name="co8" style:family="table-column">
      <style:table-column-properties fo:break-before="auto" style:column-width="138.9pt"/>
    </style:style>
    <style:style style:name="co9" style:family="table-column">
      <style:table-column-properties fo:break-before="auto" style:column-width="218.69pt"/>
    </style:style>
    <style:style style:name="co10" style:family="table-column">
      <style:table-column-properties fo:break-before="auto" style:column-width="89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61pt" fo:break-before="auto" style:use-optimal-row-height="true"/>
    </style:style>
    <style:style style:name="ro3" style:family="table-row">
      <style:table-row-properties style:row-height="14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10" style:family="table-cell" style:parent-style-name="Default">
      <style:table-cell-properties fo:background-color="#ffff00"/>
      <style:text-properties style:text-position=""/>
    </style:style>
    <style:style style:name="ce11" style:family="table-cell" style:parent-style-name="Default" style:data-style-name="N37">
      <style:text-properties style:text-position=""/>
    </style:style>
    <style:style style:name="ce12" style:family="table-cell" style:parent-style-name="Default">
      <style:text-properties style:text-position="" style:font-name="Nimbus Sans L" style:font-name-asian="Droid Sans Fallback" style:font-name-complex="FreeSans"/>
    </style:style>
    <style:style style:name="ce13" style:family="table-cell" style:parent-style-name="Default" style:data-style-name="N124">
      <style:text-properties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 style:data-style-name="N37"/>
    <style:style style:name="ce18" style:family="table-cell" style:parent-style-name="Default">
      <style:text-properties style:font-name="Nimbus Sans L" style:font-name-asian="Droid Sans Fallback" style:font-name-complex="FreeSans"/>
    </style:style>
    <style:style style:name="ce19" style:family="table-cell" style:parent-style-name="Default" style:data-style-name="N124"/>
    <style:style style:name="ce20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font-style="italic" style:font-style-asian="italic" style:font-style-complex="italic"/>
    </style:style>
    <style:style style:name="ce2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2017 p2" table:style-name="ta1">
        <table:table-column table:style-name="co10" table:default-cell-style-name="Default"/>
        <table:table-column table:style-name="co2" table:default-cell-style-name="ce17"/>
        <table:table-column table:style-name="co2" table:number-columns-repeated="1022" table:default-cell-style-name="Default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01/27/1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01/29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02/01/17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02/05/17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02/06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02/09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02/15/17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02/1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02/18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02/2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02/2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02/25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02/26/17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03/11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03/16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03/17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03/19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03/21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03/22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03/23/17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03/24/17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03/27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04/24/17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04/25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04/26/17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04/27/1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04/28/17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04/29/17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05/09/17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05/10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05/13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05/14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05/19/17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05/20/17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05/23/17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05/24/17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05/26/1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05/27/1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</table:table>
      <table:table table:name="2017 (paid)" table:style-name="ta1">
        <table:table-column table:style-name="co3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</table:table>
      <table:table table:name="2016 (paid)" table:style-name="ta1"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number-columns-repeated="1021" table:default-cell-style-name="Default"/>
        <table:table-row table:style-name="ro1">
          <table:table-cell table:style-name="ce10" office:value-type="string" calcext:value-type="string">
            <text:p>Time (in hours)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Task</text:p>
          </table:table-cell>
          <table:table-cell table:style-name="ce1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2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1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20/12/2016</text:p>
          </table:table-cell>
          <table:table-cell table:style-name="ce1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21/12/2016</text:p>
          </table:table-cell>
          <table:table-cell table:style-name="ce1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2015 p2 (paid)" table:style-name="ta1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2015 (paid)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 style:data-style-name="N2" text:time-value="08:36:55.3445933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5-28T08:37:45.008710559</dc:date>
    <meta:editing-duration>PT14H56M28S</meta:editing-duration>
    <meta:editing-cycles>291</meta:editing-cycles>
    <meta:generator>LibreOffice/5.1.6.2$Linux_X86_64 LibreOffice_project/10m0$Build-2</meta:generator>
    <meta:document-statistic meta:table-count="5" meta:cell-count="907" meta:object-count="0"/>
  </office:meta>
</office:document-meta>
</file>